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騎士団長ガウラ
「おお、君たちか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さん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うど今から、精霊王について城へ報告に
戻るところ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無事、仲間にすることができま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本当か！　さすがだな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それで、その精霊王殿はどこに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わ、私です・・・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・・・え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びっくりした？　ふふふ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驚くのも無理はないが、本物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かつての大戦時のことや敵の情報を
良く知ってい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か、そ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期待はずれみたいで、すみませ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い、いや・・・少し意外だったので驚いた
　だけだよ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熾天少女たちを、どうか助けてやってほし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、はい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ころで、騎士団長さんはどうしてここに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うむ、実は緊急の連絡があってな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わたし達に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か・・・イヤな予感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大陸中央部にある“ジャクラの森”にて
　カラットの姿が目撃されたのだ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カラットが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カラット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カラッ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赤ですか？　青で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あ・・・ああ、すまな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赤いカラットの方だよ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煉絶の姫君、カラットですね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そうだ。」</text:p>
          </table:table-cell>
          <table:table-cell table:style-name="ce0" office:value-type="string">
            <text:p>Map127</text:p>
          </table:table-cell>
          <table:table-cell table:style-name="ce0"/>
          <table:table-cell table:style-name="ce0" office:value-type="string">
            <text:p>Knight Commander Gaora
“Indeed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大陸北部から中央部へ研修に来ていた
　訓練兵が、たまたまジャクラの森での
　演習中に目撃したのだ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どうやら、森の奥にアジトを構えている
　らし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か。　北部の旧アジトが我々に発見された
ため、今度はその森の奥へ移したのだ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あ、また逃げられないうちに攻めに行こう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と言いたいところだ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確か、側近の2人がものすごく強いんですって
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側近が・・・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から、できれば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熾力研究館での研究が完成するまで、待って
ほしいのです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う、うむ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私もそうしてほしいのは山々なのだが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実は、急を要する事態となっていてな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赤いカラットを目撃した訓練兵が、アジトの
　詳しい情報を探ろうと単身乗り込んだきり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戻ってこない・・・というわけです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そうなのだ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はやばいね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で訓練兵なのに、そんな無茶をするかな
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め、面目ない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あいつは昔から、思い立ったら一人で
　突っ走る悪いクセがあってな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私の妹、ビオラという者だ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・・・！　ビオラさんって、あの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北部の凍った洞窟内で遭難していた方です
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おお、君たちビオラと面識があったのか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北部調査の時に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て言うか、騎士団長さんの妹だったんだ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確かに目元がそっくりかも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度は森で遭難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も、申し訳ない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とにかく、そういう訳なので緊急事態なのだ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下手をすれば、赤いカラットどもに捕えられて
　いるのかもしれな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力を貸してもらえないだろうか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事情が事情だ。　研究成果を待っている
時間は無い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っちには精霊王こむちゃんがいるし、何とか
なるでしょ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え。　すぐに救出に向かいましょう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本当に感謝する・・・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私もできる限りの協力をしよう。　妹を、
　たのむ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はさっそく“ジャクラの森”に向か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場所を教えてほし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まずはドノ村を経由してジンブー村を
　目指すのだ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ジャクラの森へはジンブー村の北側から
　入ることができる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分かった。　地図を確認しながら至急
現地へ行こ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うむ。　私は先にジンブー村で待機している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現地で会おう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了解む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“む”って何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←：砂の町ジャハマド
→：煉獄洞（立入禁止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4+01:00</meta:creation-date>
    <dc:date>2020-01-05T17:04:4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